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018cm" fo:margin-right="0cm" fo:margin-top="0cm" fo:margin-bottom="0.212cm" fo:line-height="120%" fo:text-indent="0cm" style:auto-text-indent="false"/>
    </style:style>
    <style:style style:name="P2" style:family="paragraph" style:parent-style-name="Standard">
      <style:paragraph-properties fo:margin-left="-0.018cm" fo:margin-right="0cm" fo:margin-top="0cm" fo:margin-bottom="0.212cm" fo:line-height="120%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3" style:family="paragraph" style:parent-style-name="Standard">
      <style:paragraph-properties fo:margin-left="-0.018cm" fo:margin-right="0cm" fo:margin-top="0cm" fo:margin-bottom="0.141cm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4" style:family="paragraph" style:parent-style-name="Standard">
      <style:paragraph-properties fo:margin-left="-0.018cm" fo:margin-right="0cm" fo:line-height="120%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5" style:family="paragraph" style:parent-style-name="Standard">
      <style:paragraph-properties fo:margin-left="-0.018cm" fo:margin-right="0cm" fo:margin-top="0.106cm" fo:margin-bottom="0.212cm" fo:line-height="120%" fo:text-indent="0cm" style:auto-text-indent="false">
        <style:tab-stops>
          <style:tab-stop style:position="2cm" style:type="right"/>
          <style:tab-stop style:position="2.251cm"/>
          <style:tab-stop style:position="10.001cm" style:type="right"/>
          <style:tab-stop style:position="10.252cm"/>
        </style:tab-stops>
      </style:paragraph-properties>
    </style:style>
    <style:style style:name="P6" style:family="paragraph" style:parent-style-name="Standard">
      <style:paragraph-properties fo:margin-left="-0.018cm" fo:margin-right="0cm" fo:margin-top="0cm" fo:margin-bottom="0.212cm" fo:line-height="120%" fo:text-indent="0cm" style:auto-text-indent="false"/>
      <style:text-properties style:font-name="Verdana" fo:font-size="8pt" fo:language="es" fo:country="ES" fo:font-weight="bold" style:font-size-asian="8pt" style:font-weight-asian="bold" style:font-size-complex="8pt" style:font-weight-complex="bold"/>
    </style:style>
    <style:style style:name="T1" style:family="text">
      <style:text-properties style:font-name="Verdana" fo:font-size="8pt" fo:language="es" fo:country="ES" fo:font-weight="bold" style:font-size-asian="8pt" style:font-weight-asian="bold" style:font-size-complex="8pt"/>
    </style:style>
    <style:style style:name="T2" style:family="text">
      <style:text-properties style:font-name="Verdana" fo:font-size="8pt" fo:language="es" fo:country="ES" fo:font-weight="bold" style:font-size-asian="8pt" style:font-weight-asian="bold" style:font-size-complex="8pt" style:font-weight-complex="bold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n" fo:country="GB" style:font-size-asian="8pt" style:font-size-complex="8pt"/>
    </style:style>
    <style:style style:name="T5" style:family="text">
      <style:text-properties style:font-name="Verdana" fo:font-size="8pt" fo:language="en" fo:country="GB" style:font-size-asian="8pt" style:font-name-complex="Arial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 una parte:</text:p>
      <text:p text:style-name="P1"><text:span text:style-name="T2">{Organization.accountname},</text:span><text:span text:style-name="T3"> en adelante </text:span><text:span text:style-name="T1">PRODAT, </text:span><text:span text:style-name="T3">provisto de CIF </text:span><text:span text:style-name="T2">{Organization.siccode}</text:span><text:span text:style-name="T3"> y con domicilio en </text:span><text:span text:style-name="T1">{Organization.bill_street} – {Organization.bill_code} - {Organization.bill_city}</text:span><text:span text:style-name="T3">.</text:span></text:p>
      <text:p text:style-name="P3">Y de otra:</text:p>
      <text:p text:style-name="P1"><text:span text:style-name="T2">{Accounts.accountname},</text:span><text:span text:style-name="T3"> en adelante </text:span><text:span text:style-name="T1">EL CLIENTE, </text:span><text:span text:style-name="T3">provisto de CIF </text:span><text:span text:style-name="T2">{Accounts.siccode}</text:span><text:span text:style-name="T3"> y con domicilio en </text:span><text:span text:style-name="T1">{Accounts.bill_street} – {Accounts.bill_code} - {Accounts.bill_city}</text:span><text:span text:style-name="T3">.</text:span></text:p>
      <text:p text:style-name="P4"><text:tab/>Actividad: {Accounts.industry} Teléfono: {Accounts.phone}</text:p>
      <text:p text:style-name="P5"><text:span text:style-name="T3"><text:tab/></text:span><text:span text:style-name="T4">E-mail:<text:tab/></text:span><text:a xlink:type="simple" xlink:href="mailto:%7BAccounts.email1%7D"><text:span text:style-name="Internet_20_link"><text:span text:style-name="T4">{Accounts.email1}</text:span></text:span></text:a><text:span text:style-name="T4"> Web: </text:span><text:a xlink:type="simple" xlink:href="../modules/SalesOrder/pdf_templates/%7BAccounts.website%7D"><text:span text:style-name="Internet_20_link"><text:span text:style-name="T4">{Accounts.website}</text:span></text:span></text:a><text:span text:style-name="T4"> <text:s text:c="5"/><text:tab/></text:span><text:span text:style-name="T5"> </text:span></text:p>
      <text:p text:style-name="P2">{paracada Empleados}</text:p>
      <text:p text:style-name="P2">333 <text:s/>{Empleados.name} {Empleados.lastname1} <text:s/>{Empleados.lastname2}</text:p>
      <text:p text:style-name="P2">{paracada Claves}</text:p>
      <text:p text:style-name="P2">{Claves.clave}</text:p>
      <text:p text:style-name="P2"><text:s text:c="3"/>separador</text:p>
      <text:p text:style-name="P2">{/paracada}</text:p>
      <text:p text:style-name="P2">Esto es un texto fijo para todos.</text:p>
      <text:p text:style-name="P2">{/paracada}</text:p>
      <text:p text:style-name="P2">Actividad: {Accounts.industry} Teléfono: {Accounts.phone}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-0.018cm" fo:margin-right="0cm" fo:margin-top="0cm" fo:margin-bottom="0.212cm" fo:line-height="120%" fo:text-indent="0cm" style:auto-text-indent="false"/>
      <style:text-properties style:font-name="Verdana" fo:font-size="8pt" fo:language="es" fo:country="ES" fo:font-weight="bold" style:font-size-asian="8pt" style:font-weight-asian="bold" style:font-size-complex="8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{Accounts.account_no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8T00:06:30</meta:creation-date>
    <meta:generator>OpenOffice.org/3.1$Unix OpenOffice.org_project/310m19$Build-9420</meta:generator>
    <dc:date>2011-09-20T23:35:50</dc:date>
    <meta:editing-duration>PT40H50M17S</meta:editing-duration>
    <meta:editing-cycles>27</meta:editing-cycles>
    <dc:creator>Joe Bordes</dc:creator>
    <meta:document-statistic meta:table-count="0" meta:image-count="0" meta:object-count="0" meta:page-count="1" meta:paragraph-count="16" meta:word-count="73" meta:character-count="759"/>
  </office:meta>
</office:document-meta>
</file>